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entences</text:p>
          </table:table-cell>
          <table:table-cell table:style-name="ce1" office:value-type="string" calcext:value-type="string">
            <text:p>Annotator2</text:p>
          </table:table-cell>
          <table:table-cell table:style-name="ce1" table:number-columns-repeated="3"/>
          <table:table-cell table:style-name="ce6" office:value-type="string" calcext:value-type="string">
            <text:p>Annotator3</text:p>
          </table:table-cell>
          <table:table-cell table:style-name="ce6" table:number-columns-repeated="3"/>
          <table:table-cell table:style-name="ce7" office:value-type="string" calcext:value-type="string">
            <text:p>Annotator4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3:.B72])/70" office:value-type="float" office:value="4.78571428571429" calcext:value-type="float">
            <text:p>4.78571428571429</text:p>
          </table:table-cell>
          <table:table-cell table:formula="of:=SUM([.C3:.C72])/70" office:value-type="float" office:value="4.85714285714286" calcext:value-type="float">
            <text:p>4.85714285714286</text:p>
          </table:table-cell>
          <table:table-cell table:formula="of:=SUM([.D3:.D72])/70" office:value-type="float" office:value="0.657142857142857" calcext:value-type="float">
            <text:p>0.657142857142857</text:p>
          </table:table-cell>
          <table:table-cell table:formula="of:=SUM([.E3:.E72])/70" office:value-type="float" office:value="0.657142857142857" calcext:value-type="float">
            <text:p>0.657142857142857</text:p>
          </table:table-cell>
          <table:table-cell table:formula="of:=SUM([.F3:.F72])/70" office:value-type="float" office:value="4.18571428571429" calcext:value-type="float">
            <text:p>4.18571428571429</text:p>
          </table:table-cell>
          <table:table-cell table:formula="of:=SUM([.G3:.G72])/70" office:value-type="float" office:value="4.67142857142857" calcext:value-type="float">
            <text:p>4.67142857142857</text:p>
          </table:table-cell>
          <table:table-cell table:formula="of:=SUM([.H3:.H72])/70" office:value-type="float" office:value="0.3" calcext:value-type="float">
            <text:p>0.3</text:p>
          </table:table-cell>
          <table:table-cell table:formula="of:=SUM([.I3:.I72])/70" office:value-type="float" office:value="0.3" calcext:value-type="float">
            <text:p>0.3</text:p>
          </table:table-cell>
          <table:table-cell table:formula="of:=SUM([.J3:.J72])/70" office:value-type="float" office:value="3.85714285714286" calcext:value-type="float">
            <text:p>3.85714285714286</text:p>
          </table:table-cell>
          <table:table-cell table:formula="of:=SUM([.K3:.K72])/70" office:value-type="float" office:value="4.57142857142857" calcext:value-type="float">
            <text:p>4.57142857142857</text:p>
          </table:table-cell>
          <table:table-cell table:formula="of:=SUM([.L3:.L72])/70" office:value-type="float" office:value="0.0428571428571429" calcext:value-type="float">
            <text:p>0.042857142857143</text:p>
          </table:table-cell>
          <table:table-cell table:formula="of:=SUM([.M3:.M72])/70" office:value-type="float" office:value="0.0428571428571429" calcext:value-type="float">
            <text:p>0.04285714285714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([.B73]+[.F73]+[.J73])/3" office:value-type="float" office:value="4.27619047619048" calcext:value-type="float">
            <text:p>4.27619047619048</text:p>
          </table:table-cell>
          <table:table-cell table:formula="of:=([.C73]+[.G73]+[.K73])/3" office:value-type="float" office:value="4.7" calcext:value-type="float">
            <text:p>4.7</text:p>
          </table:table-cell>
          <table:table-cell table:formula="of:=([.D73]+[.H73]+[.L73])/3" office:value-type="float" office:value="0.333333333333333" calcext:value-type="float">
            <text:p>0.333333333333333</text:p>
          </table:table-cell>
          <table:table-cell table:formula="of:=([.E73]+[.I73]+[.M73])/3" office:value-type="float" office:value="0.333333333333333" calcext:value-type="float">
            <text:p>0.3333333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26:34.413558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9:42.248326363</meta:creation-date>
    <meta:generator>LibreOffice/6.1.0.3$Linux_X86_64 LibreOffice_project/10$Build-3</meta:generator>
    <dc:date>2019-03-14T13:27:21.283256137</dc:date>
    <meta:editing-duration>PT3H15M13S</meta:editing-duration>
    <meta:editing-cycles>25</meta:editing-cycles>
    <meta:document-statistic meta:table-count="1" meta:cell-count="947" meta:object-count="0"/>
  </office:meta>
</office:document-meta>
</file>